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98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table:number-columns-spanned="6" table:number-rows-spanned="1"/>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table:number-columns-spanned="6" table:number-rows-spanned="1"/>
          <table:covered-table-cell table:number-columns-repeated="5" table:style-name="ce18"/>
          <table:table-cell table:style-name="ce5"/>
          <table:table-cell table:style-name="ce5">
            <draw:frame draw:z-index="0" draw:style-name="gr1" draw:text-style-name="P1" svg:width="6.3008in" svg:height="3.1335in" svg:x="2.1539in" svg:y="0.0622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8" calcext:value-type="float">
            <text:p>18</text:p>
          </table:table-cell>
          <table:table-cell table:style-name="ce19" table:formula="of:=COUNTIF([.G$26:.G$105];&quot;Finished in Sprint 3&quot;)" office:value-type="float" office:value="3" calcext:value-type="float">
            <text:p>3</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4" calcext:value-type="float">
            <text:p>4</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0" calcext:value-type="float">
            <text:p>10</text:p>
          </table:table-cell>
          <table:table-cell table:style-name="ce19" table:formula="of:=COUNTIF([.G$26:.G$105];&quot;Finished in Sprint 4&quot;)" office:value-type="float" office:value="4" calcext:value-type="float">
            <text:p>4</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6" calcext:value-type="float">
            <text:p>6</text:p>
          </table:table-cell>
          <table:table-cell table:style-name="ce79" table:formula="of:=COUNTIF([.G$26:.G$105];&quot;Finished in Sprint 4&quot;)" office:value-type="float" office:value="4" calcext:value-type="float">
            <text:p>4</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3</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4</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4</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6</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6</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office:value-type="string" calcext:value-type="string">
            <text:p>Finished in Sprint 6</text:p>
          </table:table-cell>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office:value-type="string" calcext:value-type="string">
            <text:p>Finished in Sprint 6</text:p>
          </table:table-cell>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854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854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Make a main window for the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Make a window for the tool selections that saves the data accordingly.</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Make a window for the plant selections that saves the data accordingly.</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5" calcext:value-type="float">
            <text:p>5</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Make a window for the mulch selections that saves the data accordingly.</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6" calcext:value-type="float">
            <text:p>6</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Make the mainwin class where it saves and takes in data from the user correctly then prints it back out on the main menu box so the user can view the products they have.</text:p>
          </table:table-cell>
          <table:table-cell table:style-name="ce88" table:content-validation-name="val21" office:value-type="string" calcext:value-type="string">
            <text:p>In Work</text:p>
          </table:table-cell>
          <table:table-cell table:style-name="ce91" table:content-validation-name="val19" office:value-type="string" calcext:value-type="string">
            <text:p>I was unable to make mainwin save data that was entered by the user in a menu interface then print that data back out how it was wanted.</text:p>
          </table:table-cell>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854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2" calcext:value-type="float">
            <text:p>2</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6">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all products to New Store.manga</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As of right now I can save everything in my product vector but I cannot get the type of product to print correctly. If I let tool override it will just print tool and nothing else.</text:p>
          </table:table-cell>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164" table:content-validation-name="val17" office:value-type="string" calcext:value-type="string">
            <text:p>Load saved products from a selected filename.</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I was stuck for too long on saving the file, so I did not have time to work on loading the file in.</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164" table:content-validation-name="val17" office:value-type="string" calcext:value-type="string">
            <text:p>Save as a specified / selected filenam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Provide About dialog for documenting license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5" calcext:value-type="float">
            <text:p>5</text:p>
          </table:table-cell>
          <table:table-cell table:style-name="ce84" table:content-validation-name="val15" office:value-type="string" calcext:value-type="string">
            <text:p>LISTW</text:p>
          </table:table-cell>
          <table:table-cell table:style-name="ce80" table:content-validation-name="val16"/>
          <table:table-cell table:style-name="ce87" table:content-validation-name="val17" office:value-type="string" calcext:value-type="string">
            <text:p>List all products in the main window data area.</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his was a left over from sprint 2. I was making the process a lot more complicated than it needed to be.</text:p>
          </table:table-cell>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854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all products to New Store.manga</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164" table:content-validation-name="val17" office:value-type="string" calcext:value-type="string">
            <text:p>Load saved products from a selected filenam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7">
          <table:table-cell table:style-name="ce80" table:content-validation-name="val14" office:value-type="float" office:value="3" calcext:value-type="float">
            <text:p>3</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a new Customer via a unified dialog.</text:p>
          </table:table-cell>
          <table:table-cell table:style-name="ce88" table:content-validation-name="val18" office:value-type="string" calcext:value-type="string">
            <text:p>Completed Day 6</text:p>
          </table:table-cell>
          <table:table-cell table:style-name="ce91" table:content-validation-name="val19" office:value-type="string" calcext:value-type="string">
            <text:p>I can list all customers and enter customer data into a custom dialog, but for some reason I cannot open a store with customer data in it. If I do, it will give me the “Can’t open file!” then usually after that if you click on something it will seg fault.</text:p>
          </table:table-cell>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List all Customers in the main window data area.</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854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2" calcext:value-type="float">
            <text:p>2</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Add a status bar</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an Order</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I can create a dialog to let the user pick a customer that is in the store but I cannot get the second window to edit that order to pop up correctly or without errors.</text:p>
          </table:table-cell>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List all Orders (with cost) in the main data area</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Until I get the previous step done, of saving orders correctly, I cannot read them out.</text:p>
          </table:table-cell>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Add a tool bar</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854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6" calcext:value-type="float">
            <text:p>6</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6" calcext:value-type="float">
            <text:p>6</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6" calcext:value-type="float">
            <text:p>6</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an Order</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List all Orders (with cost) in the main data area</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ORTCUST</text:p>
          </table:table-cell>
          <table:table-cell table:style-name="ce80" table:content-validation-name="val16"/>
          <table:table-cell table:style-name="ce87" table:content-validation-name="val17" office:value-type="string" calcext:value-type="string">
            <text:p>Sort the Customer list by 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8">
          <table:table-cell table:style-name="ce80" table:content-validation-name="val14" office:value-type="float" office:value="4" calcext:value-type="float">
            <text:p>4</text:p>
          </table:table-cell>
          <table:table-cell table:style-name="ce84" table:content-validation-name="val15" office:value-type="string" calcext:value-type="string">
            <text:p>ITERATORS</text:p>
          </table:table-cell>
          <table:table-cell table:style-name="ce80" table:content-validation-name="val16"/>
          <table:table-cell table:style-name="ce87" table:content-validation-name="val17" office:value-type="string" calcext:value-type="string">
            <text:p>REFACTOR: Use iterators with Store's vectors</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I also tried this for a while, but no progress to getting it 100% working. I did however set up the composite class, and I believe it was set up right, but it does not work right with what I was doing. I did do it however, with the vectors we were already given in our store class.</text:p>
          </table:table-cell>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5">
          <table:table-cell table:style-name="ce80" table:content-validation-name="val14" office:value-type="float" office:value="6" calcext:value-type="float">
            <text:p>6</text:p>
          </table:table-cell>
          <table:table-cell table:style-name="ce84" table:content-validation-name="val15" office:value-type="string" calcext:value-type="string">
            <text:p>UNIFIED</text:p>
          </table:table-cell>
          <table:table-cell table:style-name="ce80" table:content-validation-name="val16"/>
          <table:table-cell table:style-name="ce87" table:content-validation-name="val17" office:value-type="string" calcext:value-type="string">
            <text:p>Replace all remaining dialog sequences with unified dialogs each</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CROLL</text:p>
          </table:table-cell>
          <table:table-cell table:style-name="ce80" table:content-validation-name="val16"/>
          <table:table-cell table:style-name="ce87" table:content-validation-name="val17" office:value-type="string" calcext:value-type="string">
            <text:p>Make the main window’s data area scrollabl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4:38:02.872507500">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2-05-20T14:59:41.904032599</dc:date>
    <meta:editing-cycles>234</meta:editing-cycles>
    <meta:editing-duration>P6DT20H51M58S</meta:editing-duration>
    <meta:generator>LibreOffice/6.4.7.2$Linux_X86_64 LibreOffice_project/40$Build-2</meta:generator>
    <meta:document-statistic meta:table-count="7" meta:cell-count="1215"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18">
                <text:p>18</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0">
                <text:p>10</text:p>
              </table:table-cell>
            </table:table-row>
            <table:table-row>
              <table:table-cell office:value-type="string">
                <text:p>7</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6 Backlog'.B7:'Sprint 06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